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5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12" style:family="paragraph" style:parent-style-name="Standard">
      <style:text-properties style:font-name="Tahoma" fo:font-size="10pt" fo:language="ru" fo:country="RU" officeooo:rsid="0007185c" officeooo:paragraph-rsid="0007185c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officeooo:rsid="0005e80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e806"/>
    </style:style>
    <style:style style:name="T5" style:family="text">
      <style:text-properties officeooo:rsid="000718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5.</text:p>
      <text:p text:style-name="P2">Последние изменения — 2018.</text:p>
      <text:p text:style-name="P8">Оглавление</text:p>
      <text:p text:style-name="P5"/>
      <text:p text:style-name="P2">Часть 1</text:p>
      <text:p text:style-name="P3"><text:tab/><text:span text:style-name="T5">Апплеты<text:tab/></text:span><text:tab/><text:tab/><text:tab/><text:tab/><text:tab/>1<text:span text:style-name="T4"><text:tab/></text:span></text:p>
      <text:p text:style-name="P2"/>
      <text:p text:style-name="P2">Часть 2</text:p>
      <text:p text:style-name="P3"><text:tab/><text:span text:style-name="T5">События</text:span><text:tab/><text:tab/><text:tab/><text:tab/><text:tab/><text:tab/><text:span text:style-name="T2">5</text:span></text:p>
      <text:p text:style-name="P3"/>
      <text:p text:style-name="P3"><text:span text:style-name="T5">Часть 3</text:span><text:tab/></text:p>
      <text:p text:style-name="P3"><text:tab/><text:span text:style-name="T5">Ввод- вывод<text:tab/><text:tab/><text:tab/><text:tab/><text:tab/><text:tab/>21</text:span></text:p>
      <text:p text:style-name="P3"/>
      <text:p text:style-name="P12">Часть 4</text:p>
      <text:p text:style-name="P12"><text:tab/>Коллекции<text:tab/><text:tab/><text:tab/><text:tab/><text:tab/><text:tab/>29</text:p>
      <text:p text:style-name="P12"/>
      <text:p text:style-name="P12">Часть 5</text:p>
      <text:p text:style-name="P12"><text:tab/><text:span text:style-name="T3">Stream API<text:tab/><text:tab/><text:tab/><text:tab/><text:tab/><text:tab/>55</text:span></text:p>
      <text:p text:style-name="P9">Библиография</text:p>
      <text:p text:style-name="P6"/>
      <text:p text:style-name="P3">Не приводится.</text:p>
      <text:p text:style-name="P3"/>
      <text:p text:style-name="P10">Java</text:p>
      <text:p text:style-name="P7"/>
      <text:p text:style-name="P4"><text:span text:style-name="T1">Том </text:span>I. <text:span text:style-name="T1">Последние изменения —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0-16T17:36:10.576000000</dc:date>
    <meta:editing-duration>PT36M34S</meta:editing-duration>
    <meta:editing-cycles>4</meta:editing-cycles>
    <meta:document-statistic meta:table-count="0" meta:image-count="0" meta:object-count="0" meta:page-count="4" meta:paragraph-count="20" meta:word-count="60" meta:character-count="395" meta:non-whitespace-character-count="321"/>
  </office:meta>
</office:document-meta>
</file>